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0dfd5" officeooo:paragraph-rsid="0010dfd5"/>
    </style:style>
    <style:style style:name="P3" style:family="paragraph" style:parent-style-name="Standard">
      <style:text-properties fo:font-weight="bold" officeooo:rsid="0010dfd5" officeooo:paragraph-rsid="0010dfd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26e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o: pa11y [opciones] &lt;url&gt;</text:p>
      <text:p text:style-name="Standard"/>
      <text:p text:style-name="Standard"><text:s text:c="2"/>Opciones:</text:p>
      <text:p text:style-name="Standard"/>
      <text:p text:style-name="Standard"><text:s text:c="2"/><text:span text:style-name="T1"><text:s text:c="2"/>-V, --version</text:span> muestra el número de versión</text:p>
      <text:p text:style-name="Standard"><text:s text:c="3"/><text:span text:style-name="T1"><text:s/>-n, --environment</text:span> muestra detalles sobre el entorno en el que se ejecutará Pa11y</text:p>
      <text:p text:style-name="Standard"><text:s text:c="3"/><text:span text:style-name="T1"><text:s/>-s, --standard &lt;name&gt; </text:span>el estándar de accesibilidad a utilizar: WCAG2A, WCAG2AA (por defecto), WCAG2AAA - sólo utilizado por htmlcs runner</text:p>
      <text:p text:style-name="Standard"><text:s text:c="4"/><text:span text:style-name="T1">-r, --reporter &lt;reporter&gt;</text:span> el reporter a utilizar: cli (por defecto), csv, json</text:p>
      <text:p text:style-name="Standard"><text:s text:c="4"/><text:span text:style-name="T1">-e, --runner &lt;runner&gt; </text:span>los ejecutores de pruebas que se utilizarán: htmlcs (por defecto), axe</text:p>
      <text:p text:style-name="Standard"><text:s text:c="4"/><text:span text:style-name="T1">-l, --level &lt;level&gt; </text:span>el nivel de problema que debe fallar (salida con código 2): error, warning, notice</text:p>
      <text:p text:style-name="Standard"><text:s text:c="4"/><text:span text:style-name="T1">-T, --threshold &lt;número&gt;</text:span> permite este número de errores, advertencias o avisos, de lo contrario falla con el código de salida 2</text:p>
      <text:p text:style-name="Standard"><text:s text:c="3"/><text:span text:style-name="T1"><text:s/>-i, --ignore &lt;ignore&gt; </text:span>tipos y códigos de problemas a ignorar, un valor repetible o separado por punto y coma</text:p>
      <text:p text:style-name="Standard"><text:s text:c="4"/><text:span text:style-name="T1">--include-notices </text:span>Incluir avisos en el informe</text:p>
      <text:p text:style-name="Standard"><text:s text:c="4"/><text:span text:style-name="T1">--include-warnings</text:span> Incluir advertencias en el informe</text:p>
      <text:p text:style-name="Standard"><text:s text:c="4"/><text:span text:style-name="T1">-R, --root-element &lt;selector&gt;</text:span> un selector CSS utilizado para limitar qué parte de una página se comprueba</text:p>
      <text:p text:style-name="Standard"><text:s text:c="4"/><text:span text:style-name="T1">-E, --hide-elements &lt;hide&gt;</text:span> un selector CSS para ocultar elementos de las pruebas, los selectores pueden estar separados por comas</text:p>
      <text:p text:style-name="Standard"><text:s text:c="4"/><text:span text:style-name="T1">-c, --config &lt;ruta&gt; </text:span>un archivo de configuración JSON o JavaScript</text:p>
      <text:p text:style-name="Standard"><text:s text:c="4"/><text:span text:style-name="T1">-t, --timeout &lt;ms&gt; </text:span>el tiempo de espera en milisegundos</text:p>
      <text:p text:style-name="Standard"><text:s text:c="4"/><text:span text:style-name="T1">-w, --wait &lt;ms&gt; </text:span>el tiempo de espera antes de ejecutar las pruebas en milisegundos</text:p>
      <text:p text:style-name="Standard"><text:s text:c="4"/><text:span text:style-name="T1">-d, --debug </text:span>salida de mensajes de depuración</text:p>
      <text:p text:style-name="Standard"><text:s text:c="4"/><text:span text:style-name="T1">-S, --screen-capture &lt;ruta&gt; </text:span>una ruta en la que guardar una captura de pantalla de la página</text:p>
      <text:p text:style-name="Standard"><text:s text:c="4"/><text:span text:style-name="T1">-A, --add-rule &lt;rule&gt; </text:span>reglas WCAG 2.1 a incluir, un valor repetible o separado por punto y coma - sólo utilizado por htmlcs runner</text:p>
      <text:p text:style-name="Standard"><text:s text:c="4"/><text:span text:style-name="T1">-h, --help</text:span> información de uso de la salida</text:p>
      <text:p text:style-name="Standard"/>
      <text:p text:style-name="Standard"/>
      <text:p text:style-name="P3">Testing</text:p>
      <text:p text:style-name="P2"><text:s text:c="2"/>pa11y https://sedeelectronica.sic.gov.co -n</text:p>
      <text:p text:style-name="P2"><text:s text:c="2"/>pa11y https://sedeelectronica.sic.gov.co -s WCAG2AAA</text:p>
      <text:p text:style-name="P2"><text:s text:c="2"/>pa11y https://sedeelectronica.sic.gov.co</text:p>
      <text:p text:style-name="P2"><text:s text:c="2"/>pa11y https://sedeelectronica.sic.gov.co -e htmlcs -e axe</text:p>
      <text:p text:style-name="P2"><text:s text:c="2"/>pa11y https://sedeelectronica.sic.gov.co -e axe -e htmlcs &gt; report.csv -r csv </text:p>
      <text:p text:style-name="P2"><text:s text:c="2"/>pa11y https://sedeelectronica.sic.gov.co -e axe -e htmlcs &gt; report.html -r html </text:p>
      <text:p text:style-name="P2"><text:s text:c="2"/><text:span text:style-name="T2">p</text:span>a11y https://sedeelectronica.sic.gov.co -e axe -e htmlcs &gt; report.json -r json </text:p>
      <text:p text:style-name="P2"><text:s text:c="2"/>pa11y https://sedeelectronica.sic.gov.co --include-notices --include-warnings -e axe -e htmlcs &gt; report2.html -r html </text:p>
      <text:p text:style-name="P2"><text:s text:c="2"/>pa11y https://sedeelectronica.sic.gov.co -t 5000 --include-notices --include-warnings -e axe -e htmlcs &gt; report2.html -r html </text:p>
      <text:p text:style-name="P2"><text:s text:c="2"/>pa11y https://sedeelectronica.sic.gov.co -w 5000 --include-notices --include-warnings -e axe -e htmlcs &gt; report2.html -r html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20:14:09.483421065</meta:creation-date>
    <dc:date>2025-06-21T18:50:05.219483446</dc:date>
    <meta:editing-duration>PT12M38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32" meta:word-count="373" meta:character-count="2547" meta:non-whitespace-character-count="2127"/>
  </office:meta>
</office:document-meta>
</file>